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Mangal1" svg:font-family="Mangal"/>
    <style:font-face style:name="Open Sans" svg:font-family="'Open Sans', sans-serif"/>
    <style:font-face style:name="Lato1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20%" fo:text-align="center" style:justify-single-word="false" fo:orphans="2" fo:widows="2" fo:text-indent="0cm" style:auto-text-indent="false"/>
      <style:text-properties fo:font-variant="normal" fo:text-transform="none" style:use-window-font-color="true" style:font-name="Lato" fo:letter-spacing="normal" fo:language="pl" fo:country="P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style:font-name="Lato" fo:letter-spacing="normal" fo:language="pl" fo:country="PL" fo:font-style="normal" fo:font-weight="normal"/>
    </style:style>
    <style:style style:name="P3" style:family="paragraph" style:parent-style-name="Heading_20_2">
      <style:paragraph-properties fo:margin-left="0cm" fo:margin-right="0cm" fo:margin-top="0cm" fo:margin-bottom="0cm" loext:contextual-spacing="false" fo:line-height="120%" fo:text-align="center" style:justify-single-word="false" fo:orphans="2" fo:widows="2" fo:text-indent="0cm" style:auto-text-indent="false"/>
      <style:text-properties fo:font-variant="normal" fo:text-transform="none" style:use-window-font-color="true" style:font-name="Lato" fo:letter-spacing="normal" fo:language="pl" fo:country="PL" fo:font-style="normal" fo:font-weight="bold"/>
    </style:style>
    <style:style style:name="P4" style:family="paragraph" style:parent-style-name="Heading_20_3">
      <style:paragraph-properties fo:margin-left="0cm" fo:margin-right="0cm" fo:margin-top="0cm" fo:margin-bottom="0cm" loext:contextual-spacing="false" fo:line-height="120%" fo:text-align="justify" style:justify-single-word="false" fo:orphans="2" fo:widows="2" fo:text-indent="0cm" style:auto-text-indent="false"/>
      <style:text-properties fo:font-variant="normal" fo:text-transform="none" style:use-window-font-color="true" style:font-name="Lato" fo:letter-spacing="normal" fo:language="pl" fo:country="PL" fo:font-style="normal" fo:font-weight="bold"/>
    </style:style>
    <style:style style:name="P5" style:family="paragraph" style:parent-style-name="Text_20_body">
      <loext:graphic-properties draw:fill="none"/>
      <style:paragraph-properties fo:margin-left="1.401cm" fo:margin-right="0cm" fo:margin-top="0cm" fo:margin-bottom="0cm" loext:contextual-spacing="false" fo:line-height="120%" fo:text-align="justify" style:justify-single-word="false" fo:orphans="2" fo:widows="2" fo:text-indent="-1.401cm" style:auto-text-indent="false" fo:background-color="transparent" fo:padding="0cm" fo:border="none">
        <style:tab-stops/>
      </style:paragraph-properties>
      <style:text-properties fo:font-variant="normal" fo:text-transform="none" style:use-window-font-color="true" style:font-name="Lato1" fo:font-size="14pt" fo:letter-spacing="normal" fo:language="pl" fo:country="PL" fo:font-style="normal" fo:font-weight="normal" style:font-size-asian="14pt" style:font-size-complex="14pt"/>
    </style:style>
    <style:style style:name="P6" style:family="paragraph" style:parent-style-name="Text_20_body" style:list-style-name="L1" style:master-page-name="">
      <loext:graphic-properties draw:fill="none"/>
      <style:paragraph-properties fo:margin-left="1.101cm" fo:margin-right="0cm" fo:margin-top="0cm" fo:margin-bottom="0cm" loext:contextual-spacing="false" fo:line-height="120%" fo:text-align="justify" style:justify-single-word="false" fo:orphans="2" fo:widows="2" fo:text-indent="-1.101cm" style:auto-text-indent="false" style:page-number="auto" fo:background-color="transparent" fo:padding="0cm" fo:border="none">
        <style:tab-stops/>
      </style:paragraph-properties>
      <style:text-properties fo:font-variant="normal" fo:text-transform="none" style:use-window-font-color="true" style:font-name="Lato1" fo:font-size="14pt" fo:letter-spacing="normal" fo:language="pl" fo:country="PL" fo:font-style="normal" fo:font-weight="normal" officeooo:paragraph-rsid="000116fd" style:font-size-asian="14pt" style:font-size-complex="14pt"/>
    </style:style>
    <style:style style:name="P7" style:family="paragraph" style:parent-style-name="Text_20_body" style:list-style-name="L1" style:master-page-name="">
      <loext:graphic-properties draw:fill="none"/>
      <style:paragraph-properties fo:margin-left="1.101cm" fo:margin-right="0cm" fo:margin-top="0cm" fo:margin-bottom="0cm" loext:contextual-spacing="false" fo:line-height="120%" fo:text-align="justify" style:justify-single-word="false" fo:orphans="2" fo:widows="2" fo:text-indent="-1.101cm" style:auto-text-indent="false" style:page-number="auto" fo:background-color="transparent" fo:padding="0cm" fo:border="none">
        <style:tab-stops>
          <style:tab-stop style:position="-0.397cm"/>
        </style:tab-stops>
      </style:paragraph-properties>
      <style:text-properties fo:font-variant="normal" fo:text-transform="none" style:use-window-font-color="true" style:font-name="Lato1" fo:font-size="14pt" fo:letter-spacing="normal" fo:language="pl" fo:country="PL" fo:font-style="normal" fo:font-weight="normal" officeooo:paragraph-rsid="000116fd" style:font-size-asian="14pt" style:font-size-complex="14pt"/>
    </style:style>
    <style:style style:name="P8" style:family="paragraph" style:parent-style-name="Text_20_body" style:list-style-name="L1">
      <loext:graphic-properties draw:fill="none"/>
      <style:paragraph-properties fo:margin-left="1.101cm" fo:margin-right="0cm" fo:margin-top="0cm" fo:margin-bottom="0cm" loext:contextual-spacing="false" fo:line-height="120%" fo:text-align="justify" style:justify-single-word="false" fo:orphans="2" fo:widows="2" fo:text-indent="-1.101cm" style:auto-text-indent="false" fo:background-color="transparent" fo:padding="0cm" fo:border="none">
        <style:tab-stops>
          <style:tab-stop style:position="-0.397cm"/>
        </style:tab-stops>
      </style:paragraph-properties>
      <style:text-properties fo:font-variant="normal" fo:text-transform="none" style:use-window-font-color="true" style:font-name="Lato1" fo:font-size="14pt" fo:letter-spacing="normal" fo:language="pl" fo:country="PL" fo:font-style="normal" fo:font-weight="normal" style:font-size-asian="14pt" style:font-size-complex="14pt"/>
    </style:style>
    <style:style style:name="P9" style:family="paragraph" style:parent-style-name="Text_20_body" style:list-style-name="L1">
      <loext:graphic-properties draw:fill="none"/>
      <style:paragraph-properties fo:margin-left="1.401cm" fo:margin-right="0cm" fo:margin-top="0cm" fo:margin-bottom="0cm" loext:contextual-spacing="false" fo:line-height="120%" fo:text-align="justify" style:justify-single-word="false" fo:orphans="2" fo:widows="2" fo:text-indent="-1.401cm" style:auto-text-indent="false" fo:background-color="transparent" fo:padding="0cm" fo:border="none">
        <style:tab-stops/>
      </style:paragraph-properties>
      <style:text-properties fo:font-variant="normal" fo:text-transform="none" style:use-window-font-color="true" style:font-name="Lato1" fo:font-size="14pt" fo:letter-spacing="normal" fo:language="pl" fo:country="PL" fo:font-style="normal" fo:font-weight="normal" style:font-size-asian="14pt" style:font-size-complex="14pt"/>
    </style:style>
    <style:style style:name="P10" style:family="paragraph" style:parent-style-name="Text_20_body" style:list-style-name="L1">
      <loext:graphic-properties draw:fill="none"/>
      <style:paragraph-properties fo:margin-left="1.401cm" fo:margin-right="0cm" fo:margin-top="0cm" fo:margin-bottom="0cm" loext:contextual-spacing="false" fo:line-height="120%" fo:text-align="justify" style:justify-single-word="false" fo:orphans="2" fo:widows="2" fo:text-indent="-1.401cm" style:auto-text-indent="false" fo:background-color="transparent" fo:padding="0cm" fo:border="none">
        <style:tab-stops/>
      </style:paragraph-properties>
      <style:text-properties fo:font-variant="normal" fo:text-transform="none" style:use-window-font-color="true" style:font-name="Lato1" fo:font-size="14pt" fo:letter-spacing="normal" fo:language="pl" fo:country="PL" fo:font-style="normal" fo:font-weight="normal" officeooo:paragraph-rsid="000116fd" style:font-size-asian="14pt" style:font-size-complex="14pt"/>
    </style:style>
    <style:style style:name="P11" style:family="paragraph" style:parent-style-name="Text_20_body" style:list-style-name="L1">
      <loext:graphic-properties draw:fill="none"/>
      <style:paragraph-properties fo:margin-left="1.401cm" fo:margin-right="0cm" fo:margin-top="0cm" fo:margin-bottom="0cm" loext:contextual-spacing="false" fo:line-height="120%" fo:text-align="justify" style:justify-single-word="false" fo:orphans="2" fo:widows="2" fo:text-indent="-1.401cm" style:auto-text-indent="false" fo:background-color="transparent" fo:padding="0cm" fo:border="none">
        <style:tab-stops/>
      </style:paragraph-properties>
      <style:text-properties officeooo:paragraph-rsid="000116fd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20%" fo:text-align="center" style:justify-single-word="false" fo:orphans="2" fo:widows="2" fo:text-indent="0cm" style:auto-text-indent="false"/>
      <style:text-properties fo:font-variant="normal" fo:text-transform="none" style:use-window-font-color="true" style:font-name="Lato" fo:font-size="14pt" fo:letter-spacing="normal" fo:language="pl" fo:country="PL" fo:font-style="normal" fo:font-weight="bold" style:font-size-asian="12.25pt" style:font-size-complex="14pt"/>
    </style:style>
    <style:style style:name="P13" style:family="paragraph" style:parent-style-name="Heading_20_1">
      <style:paragraph-properties fo:margin-left="0cm" fo:margin-right="0cm" fo:margin-top="0cm" fo:margin-bottom="0cm" loext:contextual-spacing="false" fo:line-height="120%" fo:text-align="center" style:justify-single-word="false" fo:orphans="2" fo:widows="2" fo:text-indent="0cm" style:auto-text-indent="false"/>
      <style:text-properties fo:font-variant="normal" fo:text-transform="none" style:use-window-font-color="true" style:font-name="Lato" fo:font-size="20pt" fo:letter-spacing="normal" fo:language="pl" fo:country="PL" fo:font-style="normal" fo:font-weight="bold" style:font-size-asian="20pt" style:font-size-complex="20pt"/>
    </style:style>
    <style:style style:name="T1" style:family="text">
      <style:text-properties fo:font-variant="normal" fo:text-transform="none" style:use-window-font-color="true" style:text-line-through-style="none" style:text-line-through-type="none" style:font-name="Lato1" fo:font-size="14pt" fo:letter-spacing="normal" fo:language="pl" fo:country="PL" fo:font-style="normal" style:text-underline-style="none" fo:font-weight="normal" style:text-blinking="false" fo:background-color="transparent" loext:char-shading-value="0" style:font-size-asian="14pt" style:font-size-complex="14pt" loext:padding="0cm" loext:border="none"/>
    </style:style>
    <style:style style:name="T2" style:family="text">
      <style:text-properties fo:font-variant="normal" fo:text-transform="none" style:use-window-font-color="true" style:font-name="Lato1" fo:font-size="14pt" fo:letter-spacing="normal" fo:language="pl" fo:country="PL" fo:font-style="normal" fo:font-weight="normal" style:font-size-asian="14pt" style:font-size-complex="14pt"/>
    </style:style>
    <style:style style:name="T3" style:family="text">
      <style:text-properties officeooo:rsid="00034190"/>
    </style:style>
    <style:style style:name="T4" style:family="text">
      <style:text-properties fo:color="#737373" style:font-name="Open Sans" fo:font-size="10.5pt" fo:font-weight="normal" officeooo:rsid="00034190"/>
    </style:style>
    <text:list-style style:name="L1">
      <text:list-level-style-number text:level="1" text:style-name="Numbering_20_Symbols" style:num-suffix="." style:num-format="1">
        <style:list-level-properties text:min-label-distance="0.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REGULAMIN DOMKÓ<text:span text:style-name="T3">W (KAMA-PRZYDWORZ.PL)</text:span></text:h>
      <text:p text:style-name="P12"/>
      <text:list xml:id="list1338060606" text:style-name="L1">
        <text:list-item>
          <text:p text:style-name="P6">Goście przebywający w domku, proszeni są o przestrzeganie zasad bezpiecznego i kulturalnego wypoczynku. Przez cały okres pobytu obowiązuje zasada uszanowania dobro sąsiedzkich stosunków.</text:p>
        </text:list-item>
        <text:list-item>
          <text:p text:style-name="P7">Do korzystania z domku letniskowego uprawnione są osoby zameldowane. W domku może zamieszkiwać maksymalnie 6 osób.</text:p>
        </text:list-item>
        <text:list-item>
          <text:p text:style-name="P8">Doba zaczyna się od 15:00 w dniu przyjazdu do godz 12:00 dnia następnego. W szczególnych przypadkach można ustalić inne godziny.</text:p>
        </text:list-item>
        <text:list-item>
          <text:p text:style-name="P8">Jest możliwość przedłużenia pobytu poza okres umówiony, jeśli poza okresem umówionym nie nastąpiła rezerwacja.</text:p>
        </text:list-item>
        <text:list-item>
          <text:p text:style-name="P8">Rezerwacja domku następuje po wpłacie zadatku stanowiącego do 30% całej należności.</text:p>
        </text:list-item>
        <text:list-item>
          <text:p text:style-name="P8">Zakwaterowanie odbywa się na podstawie okazanego dokumentu tożsamości.</text:p>
        </text:list-item>
        <text:list-item>
          <text:p text:style-name="P8">Należność jest płatna za cały okres pobytu z góry, z chwilą przybycia do domku (w rozliczeniu uwzględniana jest wpłata zadatku). Niewykorzystanie któregokolwiek ze świadczeń przez Gościa nie upoważnia do żądania zwrotu zapłaconej kwoty.</text:p>
        </text:list-item>
        <text:list-item>
          <text:p text:style-name="P8">Obowiązuje kaucja w wysokości 200 zł /domek, która zostanie zwrócona w dniu wyjazdu.</text:p>
        </text:list-item>
        <text:list-item>
          <text:p text:style-name="P8">Najemca nie może przekazywać ani udostępniać domku osobom trzecim, domek nie może być zamieszkany przez większą ilość osób, aniżeli zgłoszoną przy rezerwacji.</text:p>
        </text:list-item>
        <text:list-item>
          <text:p text:style-name="P9">Domki są zawsze posprzątane i takie należy pozostawić po swoim pobycie. Wszelkie śmieci wyrzucamy do kontenerów na terenie ośrodka.</text:p>
        </text:list-item>
        <text:list-item>
          <text:p text:style-name="P9">Najemca ponosi odpowiedzialność materialną za wszelkiego rodzaju uszkodzenia lub zniszczenia przedmiotów wyposażenia i urządzeń technicznych powstałe z jego winy lub winy osób go odwiedzających w okresie wynajmu. Za szkody wyrządzone przez dzieci odpowiadają rodzice lub opiekunowie.</text:p>
        </text:list-item>
        <text:list-item>
          <text:p text:style-name="P9">Rodzice i opiekunowie zobowiązani są do opieki nad dziećmi w czasie pobytu na terenie ośrodka.</text:p>
        </text:list-item>
        <text:list-item>
          <text:p text:style-name="P9"><text:soft-page-break/>NA OBIEKCIE OBOWIĄZUJE CISZA NOCNA OD 22:00 do 07:00. PO GODZ. 22:00 PROSIMY O ŚCISZENIE MUZYKI ORAZ ZACHOWANIE NIE PRZESZKADZAJĄCE POZOSTAŁYM GOŚCIOM.</text:p>
        </text:list-item>
        <text:list-item>
          <text:p text:style-name="P9">WŁAŚCICIEL ZASTRZEGA SOBIE PRAWO DO ŻĄDANIA OPUSZCZENIA DOMKU PRZEZ GOŚCI, NIE PRZESTRZEGAJĄCYCH REGULAMINU – SZCZEGÓLNIE ZAKŁÓCAJĄCYCH W RAŻĄCY SPOSÓB WYPOCZYNEK INNYM SĄSIADOM!</text:p>
        </text:list-item>
        <text:list-item>
          <text:p text:style-name="P9">Nie ponosimy odpowiedzialności za pozostawione w domkach mienie oraz parkujące samochody. Prosimy o zachowanie należytej staranności związanej z zamykaniem okien i drzwi w momencie opuszczania domku.</text:p>
        </text:list-item>
        <text:list-item>
          <text:p text:style-name="P9">Przebywanie psów na terenie ośrodka dozwolone jest tylko z ważnym świadectwem szczepień, w kagańcu i na smyczy. Wszelkie szkody spowodowane przez zwierzę ponosi jego właściciel lub opiekun. Właściciele psów proszeni są o sprzątanie odchodów. Obecność zwierząt nie może zakłócać wypoczynku innym.</text:p>
        </text:list-item>
        <text:list-item>
          <text:p text:style-name="P9">W domkach obowiązuje całkowity zakaz palenia papierosów.</text:p>
        </text:list-item>
        <text:list-item>
          <text:p text:style-name="P10">Na czas wynajmu wydawany jest jeden komplet kluczy oraz karta wjazdu na teren ośrodka. W przypadku zagubienia kluczy lub karty, gość zobowiązany jest do uiszczenia opłaty w wysokości 50zł.</text:p>
        </text:list-item>
        <text:list-item>
          <text:p text:style-name="P11"><text:span text:style-name="T2">W przypadku zastrzeżeń, reklamacji, dotyczących co do jakości usług, gość proszony jest o zgłoszenie ich w ciągu godz. od momentu meldunku pod nr tel. </text:span><text:a xlink:type="simple" xlink:href="tel:+48%20787%20784%20556" text:style-name="Internet_20_link" text:visited-style-name="Visited_20_Internet_20_Link"><text:span text:style-name="T1">+48 787 784 556</text:span></text:a><text:span text:style-name="T2">. Reklamacje składane w dniu wyjazdu nie będą uwzględniane.</text:span></text:p>
        </text:list-item>
        <text:list-item>
          <text:p text:style-name="P9">Niniejszy regulamin obowiązuje od 1 stycznia 2018r.</text:p>
        </text:list-item>
      </text:list>
      <text:p text:style-name="P5"/>
      <text:p text:style-name="P5"/>
      <text:h text:style-name="P3" text:outline-level="2">DZIĘKUJEMY ZA WSPÓŁPRACĘ I ŻYCZYMY UDANEGO WYPOCZYNKU</text:h>
      <text:p text:style-name="P1"/>
      <text:h text:style-name="P4" text:outline-level="3">TELEFONY ALARMOWE</text:h>
      <text:p text:style-name="P2">POGOTOWIE RATUNKOWE: 999 LUB 112</text:p>
      <text:p text:style-name="P2">STRAŻ POŻARNA: 998 LUB 112</text:p>
      <text:p text:style-name="P2">POLICJA: 997 LUB 1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Mangal1" svg:font-family="Mangal"/>
    <style:font-face style:name="Open Sans" svg:font-family="'Open Sans', sans-serif"/>
    <style:font-face style:name="Lato1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19-12-26T02:57:04.498191267</dc:date>
    <meta:editing-duration>PT8M36S</meta:editing-duration>
    <meta:editing-cycles>3</meta:editing-cycles>
    <meta:document-statistic meta:table-count="0" meta:image-count="0" meta:object-count="0" meta:page-count="2" meta:paragraph-count="26" meta:word-count="465" meta:character-count="3255" meta:non-whitespace-character-count="2835"/>
  </office:meta>
</office:document-meta>
</file>